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72000004FBBF955CF1D5EEB40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</office:font-face-decls>
  <office:automatic-styles>
    <style:style style:name="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P2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5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P6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officeooo:rsid="007b3da5" officeooo:paragraph-rsid="007b3da5"/>
    </style:style>
    <style:style style:name="P9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1">
      <style:text-properties fo:language="en" fo:country="US" officeooo:paragraph-rsid="0058ff04"/>
    </style:style>
    <style:style style:name="P12" style:family="paragraph" style:parent-style-name="Heading_20_1">
      <style:paragraph-properties fo:break-before="page"/>
      <style:text-properties fo:language="en" fo:country="US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Text_20_body">
      <style:text-properties fo:language="en" fo:country="US" officeooo:rsid="006b7074" officeooo:paragraph-rsid="006b7074"/>
    </style:style>
    <style:style style:name="P15" style:family="paragraph" style:parent-style-name="Text_20_body" style:list-style-name="L1">
      <style:text-properties fo:language="en" fo:country="US" officeooo:rsid="006cac65" officeooo:paragraph-rsid="006cac65"/>
    </style:style>
    <style:style style:name="P16" style:family="paragraph" style:parent-style-name="Text_20_body">
      <style:text-properties fo:language="en" fo:country="US" officeooo:paragraph-rsid="00488833"/>
    </style:style>
    <style:style style:name="P17" style:family="paragraph" style:parent-style-name="Text_20_body" style:list-style-name="L2">
      <style:text-properties fo:language="en" fo:country="US" officeooo:paragraph-rsid="006cf1da"/>
    </style:style>
    <style:style style:name="P18" style:family="paragraph" style:parent-style-name="Text_20_body" style:list-style-name="L3">
      <style:text-properties fo:language="en" fo:country="US" officeooo:paragraph-rsid="0074cd07"/>
    </style:style>
    <style:style style:name="P19" style:family="paragraph" style:parent-style-name="Text_20_body">
      <style:text-properties fo:language="en" fo:country="US" officeooo:rsid="0064b63a" officeooo:paragraph-rsid="0064b63a"/>
    </style:style>
    <style:style style:name="P20" style:family="paragraph" style:parent-style-name="Text_20_body" style:list-style-name="L6">
      <style:text-properties fo:language="en" fo:country="US" officeooo:rsid="0064b63a" officeooo:paragraph-rsid="0064b63a"/>
    </style:style>
    <style:style style:name="P21" style:family="paragraph" style:parent-style-name="Text_20_body">
      <style:text-properties fo:language="en" fo:country="US" officeooo:rsid="005cc1f3" officeooo:paragraph-rsid="005cc1f3"/>
    </style:style>
    <style:style style:name="P22" style:family="paragraph" style:parent-style-name="Text_20_body" style:list-style-name="L6">
      <style:text-properties fo:language="en" fo:country="US" officeooo:rsid="00661211" officeooo:paragraph-rsid="00661211"/>
    </style:style>
    <style:style style:name="P23" style:family="paragraph" style:parent-style-name="Text_20_body" style:list-style-name="L2">
      <style:text-properties fo:language="en" fo:country="US" officeooo:rsid="006fdc7d" officeooo:paragraph-rsid="006fdc7d"/>
    </style:style>
    <style:style style:name="P24" style:family="paragraph" style:parent-style-name="Text_20_body">
      <style:text-properties fo:language="en" fo:country="US" officeooo:rsid="00735f3e" officeooo:paragraph-rsid="00735f3e"/>
    </style:style>
    <style:style style:name="P25" style:family="paragraph" style:parent-style-name="Text_20_body">
      <style:text-properties fo:language="en" fo:country="US" officeooo:rsid="0074cd07" officeooo:paragraph-rsid="0074cd07"/>
    </style:style>
    <style:style style:name="P26" style:family="paragraph" style:parent-style-name="Text_20_body" style:list-style-name="L3">
      <style:text-properties fo:language="en" fo:country="US" officeooo:rsid="0074cd07" officeooo:paragraph-rsid="0074cd07"/>
    </style:style>
    <style:style style:name="P27" style:family="paragraph" style:parent-style-name="Text_20_body">
      <style:text-properties fo:language="en" fo:country="US" officeooo:rsid="0076a67b" officeooo:paragraph-rsid="0076a67b"/>
    </style:style>
    <style:style style:name="P28" style:family="paragraph" style:parent-style-name="Text_20_body">
      <style:text-properties fo:language="en" fo:country="US" officeooo:rsid="007c0e94" officeooo:paragraph-rsid="007c0e94"/>
    </style:style>
    <style:style style:name="P29" style:family="paragraph" style:parent-style-name="Text_20_body">
      <style:text-properties fo:language="en" fo:country="US" officeooo:rsid="007d69b8" officeooo:paragraph-rsid="007d69b8"/>
    </style:style>
    <style:style style:name="P30" style:family="paragraph" style:parent-style-name="Text_20_body" style:list-style-name="L7">
      <style:text-properties officeooo:paragraph-rsid="007d69b8"/>
    </style:style>
    <style:style style:name="P31" style:family="paragraph" style:parent-style-name="Text_20_body" style:list-style-name="L7">
      <style:text-properties officeooo:rsid="007d69b8" officeooo:paragraph-rsid="007d69b8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er">
      <style:text-properties fo:language="en" fo:country="US"/>
    </style:style>
    <style:style style:name="P34" style:family="paragraph" style:parent-style-name="Title">
      <style:text-properties fo:language="en" fo:country="US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FreeSans"/>
    </style:style>
    <style:style style:name="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3" style:family="text">
      <style:text-properties officeooo:rsid="0014e77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7316b"/>
    </style:style>
    <style:style style:name="T6" style:family="text">
      <style:text-properties officeooo:rsid="005bb22b"/>
    </style:style>
    <style:style style:name="T7" style:family="text">
      <style:text-properties officeooo:rsid="0066d236"/>
    </style:style>
    <style:style style:name="T8" style:family="text">
      <style:text-properties officeooo:rsid="006b7074"/>
    </style:style>
    <style:style style:name="T9" style:family="text">
      <style:text-properties officeooo:rsid="006cac65"/>
    </style:style>
    <style:style style:name="T10" style:family="text">
      <style:text-properties officeooo:rsid="006cf1da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7d69b8"/>
    </style:style>
    <style:style style:name="T13" style:family="text">
      <style:text-properties officeooo:rsid="007193ee"/>
    </style:style>
    <style:style style:name="T14" style:family="text">
      <style:text-properties officeooo:rsid="0074cd07"/>
    </style:style>
    <style:style style:name="T15" style:family="text">
      <style:text-properties officeooo:rsid="0076a67b"/>
    </style:style>
    <style:style style:name="T16" style:family="text">
      <style:text-properties officeooo:rsid="007953ce"/>
    </style:style>
    <style:style style:name="T17" style:family="text">
      <style:text-properties officeooo:rsid="007d69b8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99cm, 2.799cm, 6.481cm, 2.7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ct name <office:annotation><dc:creator>Unknown Author</dc:creator><dc:date>2015-04-01T13:40:11</dc:date><text:p text:style-name="P35"><text:span text:style-name="T18">Unique identifier name, specific to this pitch</text:span></text:p></office:annotation></text:p>
      <text:p text:style-name="P14">Project manager – Canadian office</text:p>
      <text:p text:style-name="P10">Fellow<text:span text:style-name="T5">(s)</text:span></text:p>
      <text:p text:style-name="P13">Tarek Loubani</text:p>
      <text:p text:style-name="P10">Short description</text:p>
      <text:p text:style-name="P13">To <text:span text:style-name="T8">hire, orient and train a project manager who will manage the administrative tasks of the team.</text:span></text:p>
      <text:p text:style-name="P10">Objective(s)</text:p>
      <text:list xml:id="list2676609203" text:style-name="L1">
        <text:list-item>
          <text:p text:style-name="P15">To hire, orient and train a project manager</text:p>
        </text:list-item>
      </text:list>
      <text:p text:style-name="P16"/>
      <text:p text:style-name="P13"><text:span text:style-name="T9">The project manager's responsibilities include</text:span>:</text:p>
      <text:list xml:id="list1815653439" text:style-name="L2">
        <text:list-item>
          <text:p text:style-name="P17"><text:span text:style-name="T10">Connect with all members of the team as needed (approximately 1/week, min 1/month) to assess progress and needs</text:span></text:p>
        </text:list-item>
        <text:list-item>
          <text:p text:style-name="P17"><text:span text:style-name="T10">Organize weekly team meetings</text:span></text:p>
        </text:list-item>
        <text:list-item>
          <text:p text:style-name="P23">Maintain the project board (e.g., kanban board) and calendar</text:p>
        </text:list-item>
        <text:list-item>
          <text:p text:style-name="P17"><text:span text:style-name="T10">Coordinate quarterly project reports</text:span></text:p>
        </text:list-item>
        <text:list-item>
          <text:p text:style-name="P17"><text:span text:style-name="T10">Co-manage the financial accounting with Tarek</text:span></text:p>
        </text:list-item>
        <text:list-item>
          <text:p text:style-name="P17"><text:span text:style-name="T10">Ensure that taxes, legal and financial forms are done and submitted on time</text:span></text:p>
        </text:list-item>
      </text:list>
      <text:p text:style-name="P12">Link to scope of fellowship(s)<office:annotation><dc:creator>Unknown Author</dc:creator><dc:date>2015-03-11T13:42:56</dc:date><text:p><text:span text:style-name="T18">How does this relate to the scope of your fellowship(s)?</text:span></text:p></office:annotation></text:p>
      <text:p text:style-name="P13">The fellowship scope is to both create medical devices and to create the conditions for open source medical devices to thrive. <text:span text:style-name="T13">This work requires effective administrative management.</text:span></text:p>
      <text:p text:style-name="P10">Context</text:p>
      <text:p text:style-name="P24"><text:span text:style-name="T4">Carrie Wakem has done part-time administration and management for the Glia project since its inception. Unfortunately, the lack of appropriate funding forced her to carry a full-time job in addition to this work. The down-sides of this are obvious: While the Glia work was more stimulating and demanding, it had to be molded to fit around her other professional and personal obligations.</text:span></text:p>
      <text:p text:style-name="P25"><text:span text:style-name="T4">This proposal is to move Carrie into a space where she can leave her current full-time employment and give her full professional attention to the Glia project.</text:span></text:p>
      <text:p text:style-name="P10">Intended beneficiaries<office:annotation><dc:creator>Unknown Author</dc:creator><dc:date>2015-03-11T13:44:34</dc:date><text:p><text:span text:style-name="T18">Who do you expect will benefit from this project?</text:span></text:p><text:p><text:span text:style-name="T18">Who will/might the project impact on?</text:span></text:p></office:annotation></text:p>
      <text:list xml:id="list894245049" text:style-name="L3">
        <text:list-item>
          <text:p text:style-name="P26">Glia team</text:p>
        </text:list-item>
      </text:list>
      <text:p text:style-name="P10">Strategic partners<office:annotation><dc:creator>Unknown Author</dc:creator><dc:date>2015-03-11T13:46:11</dc:date><text:p><text:span text:style-name="T18">Who will you work closely with?</text:span></text:p><text:p><text:span text:style-name="T18">Who will be part of the project team?</text:span></text:p></office:annotation></text:p>
      <text:list xml:id="list174216819815474" text:continue-numbering="true" text:style-name="L3">
        <text:list-item>
          <text:p text:style-name="P26">Remote office</text:p>
        </text:list-item>
        <text:list-item>
          <text:p text:style-name="P18">Ministry of Health <text:span text:style-name="T14">in developing country</text:span></text:p>
        </text:list-item>
        <text:list-item>
          <text:p text:style-name="P18"><text:span text:style-name="T14">Remote institutional partners (</text:span>Work Without Border<text:span text:style-name="T14">s, UCST)</text:span></text:p>
        </text:list-item>
      </text:list>
      <text:p text:style-name="P10">Boundary <text:span text:style-name="T3">players</text:span><text:span text:style-name="T3"><office:annotation><dc:creator>Unknown Author</dc:creator><dc:date>2015-03-11T13:51:57</dc:date><text:p><text:span text:style-name="T18">These are outside the project team, staff and/or board, not directly included in the project by you.</text:span></text:p><text:p><text:span text:style-name="T18">Who do you need to keep in mind when developing and implementing the project? </text:span></text:p><text:p><text:span text:style-name="T18">Whose actions and/or decisions will/could impact on the project?</text:span></text:p><text:p><text:span text:style-name="T18">Who might challenge or try to block what you are trying to do?</text:span></text:p><text:p><text:span text:style-name="T18">Whose actions or decisions might hold a risk for your project?</text:span></text:p><text:p><text:span text:style-name="T18">Who might be able to help?</text:span></text:p><text:p><text:span text:style-name="T18"/></text:p></office:annotation></text:span></text:p>
      <text:p text:style-name="P27">N/A</text:p>
      <text:p text:style-name="P10">Methodology and activities<office:annotation><dc:creator>Unknown Author</dc:creator><dc:date>2015-03-11T13:53:40</dc:date><text:p><text:span text:style-name="T18">What will your approach be?</text:span></text:p><text:p><text:span text:style-name="T18">What activities will the project include?</text:span></text:p></office:annotation></text:p>
      <text:p text:style-name="Text_20_body">See contract <text:span text:style-name="T15">in Addendum A</text:span></text:p>
      <text:p text:style-name="P12">Outputs and deliverables<office:annotation><dc:creator>Unknown Author</dc:creator><dc:date>2015-03-11T13:54:06</dc:date><text:p><text:span text:style-name="T18">What will the tangible outputs of the project be?</text:span></text:p><text:p><text:span text:style-name="T18">What IP will be created during the project?</text:span></text:p></office:annotation></text:p>
      <text:p text:style-name="Text_20_body">N/A</text:p>
      <text:p text:style-name="P11">Time frame<office:annotation><dc:creator>Unknown Author</dc:creator><dc:date>2015-03-11T13:54:30</dc:date><text:p><text:span text:style-name="T18">When? </text:span></text:p><text:p><text:span text:style-name="T18">How long? </text:span></text:p></office:annotation></text:p>
      <text:p text:style-name="P13">One year, renewable. Start date is effective <text:span text:style-name="T16">2017 August 1</text:span>.</text:p>
      <text:p text:style-name="P10">Resources and budget</text:p>
      <text:p text:style-name="P8">Annual salary: $45,000 USD</text:p>
      <text:p text:style-name="P8">Benefits: $5,000 USD</text:p>
      <text:p text:style-name="P10">Measures of success<office:annotation><dc:creator>Unknown Author</dc:creator><dc:date>2015-03-11T13:55:23</dc:date><text:p><text:span text:style-name="T18">How will you know whether the project was successful or not?</text:span></text:p></office:annotation></text:p>
      <text:p text:style-name="P32">What changes in behaviour do you expect to see?</text:p>
      <text:list xml:id="list4192518472" text:style-name="L7">
        <text:list-item>
          <text:p text:style-name="P30"><text:span text:style-name="T12">The group will be able to work more cohesively and efficiently</text:span></text:p>
        </text:list-item>
        <text:list-item>
          <text:p text:style-name="P31"><text:span text:style-name="T11">The PM will be able to more quickly identify blocking issues and barriers to progress in the overall projects</text:span></text:p>
        </text:list-item>
        <text:list-item>
          <text:p text:style-name="P31"><text:span text:style-name="T11">Better maintained administrative life</text:span></text:p>
        </text:list-item>
      </text:list>
      <text:p text:style-name="P32">What changes in behaviour would you like to see?</text:p>
      <text:p text:style-name="P19">NA</text:p>
      <text:p text:style-name="P32">What changes in behaviour would you love to see?</text:p>
      <text:p text:style-name="P28">NA</text:p>
      <text:p text:style-name="P10">Communication strategy<office:annotation><dc:creator>Unknown Author</dc:creator><dc:date>2015-03-11T13:56:01</dc:date><text:p><text:span text:style-name="T18">How will you engage partners (boundary and strategic)?</text:span></text:p><text:p><text:span text:style-name="T18">How will you advocate about your project in its contextual environment?</text:span></text:p><text:p><text:span text:style-name="T18">How will you share the process of implementing the project?</text:span></text:p><text:p><text:span text:style-name="T18">How will you share what you learn/discover/find/recommend?</text:span></text:p></office:annotation></text:p>
      <text:p text:style-name="P21">Intra-group communication will be done using Mattermost, Kanboard, email and in-person meetings.</text:p>
      <text:p text:style-name="P10"><text:soft-page-break/><text:span text:style-name="T6">S</text:span>ustainability strategy<office:annotation><dc:creator>Unknown Author</dc:creator><dc:date>2015-03-11T13:56:42</dc:date><text:p><text:span text:style-name="T18">When this funding ends, then what?</text:span></text:p></office:annotation></text:p>
      <text:p text:style-name="P29">The planned sustainability strategy is to gain institutional and foundational grants and funding for the project over the next several years.</text:p>
      <text:p text:style-name="P10">Risks<office:annotation><dc:creator>Unknown Author</dc:creator><dc:date>2015-03-11T13:57:09</dc:date><text:p><text:span text:style-name="T18">What should you look out for?</text:span></text:p><text:p><text:span text:style-name="T18">What risks do you face in project implementation?</text:span></text:p><text:p><text:span text:style-name="T18">Risks for uptake?</text:span></text:p><text:p><text:span text:style-name="T18">Risks for exit/sustainability/viability?</text:span></text:p></office:annotation></text:p>
      <text:p text:style-name="P19">The main risks <text:span text:style-name="T17">involved here are those associated with hiring any new member of the team. These risks are mitigated by the fact that Carrie has been a part-time member of the team for 2 years n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style:use-window-font-color="true" style:font-name="Ubuntu" fo:font-family="Ubuntu" style:font-style-name="Regular" style:font-pitch="variable" fo:font-size="11pt" style:letter-kerning="true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list-style-name="" style:class="text">
      <style:paragraph-properties fo:margin-top="0cm" fo:margin-bottom="0.3cm" loext:contextual-spacing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loext:graphic-properties draw:fill-image-width="0cm" draw:fill-image-height="0cm"/>
      <style:paragraph-properties fo:margin-left="0cm" fo:margin-right="0cm" fo:margin-top="1cm" fo:margin-bottom="0.3cm" loext:contextual-spacing="false" fo:line-height="150%" fo:text-align="justify" style:justify-single-word="false" fo:text-indent="0cm" style:auto-text-indent="false" fo:padding="0.049cm" fo:border-left="none" fo:border-right="none" fo:border-top="none" fo:border-bottom="0.99pt solid #999999" style:shadow="none" style:writing-mode="lr-tb">
        <style:tab-stops/>
      </style:paragraph-properties>
      <style:text-properties fo:color="#666666" fo:font-size="14pt" fo:letter-spacing="0.018cm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801cm" fo:margin-bottom="0cm" loext:contextual-spacing="false" fo:line-height="150%" fo:text-align="justify" style:justify-single-word="false" fo:text-indent="0cm" style:auto-text-indent="false" style:writing-mode="lr-tb"/>
      <style:text-properties fo:color="#666666" fo:font-size="12pt" fo:letter-spacing="0.011cm" fo:font-weight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0cm" fo:margin-right="0cm" fo:margin-top="0.3cm" fo:margin-bottom="0.101cm" loext:contextual-spacing="false" fo:line-height="100%" fo:text-align="justify" style:justify-single-word="false" fo:text-indent="0cm" style:auto-text-indent="false" style:page-number="auto" style:writing-mode="lr-tb">
        <style:tab-stops>
          <style:tab-stop style:position="5.001cm"/>
        </style:tab-stops>
      </style:paragraph-properties>
      <style:text-properties fo:font-style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>
        <style:tab-stops>
          <style:tab-stop style:position="7.001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justify" style:justify-single-word="false" fo:text-indent="0cm" style:auto-text-indent="false">
        <style:tab-stops>
          <style:tab-stop style:position="9.502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justify" style:justify-single-word="false" fo:text-indent="0cm" style:auto-text-indent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list-style-name="List_20_1" style:class="list">
      <style:paragraph-properties fo:margin-top="0cm" fo:margin-bottom="0cm" loext:contextual-spacing="false" style:writing-mode="lr-tb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9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dd_20_row" style:display-name="Odd row" style:family="paragraph" style:parent-style-name="Table_20_Contents" style:master-page-name="">
      <loext:graphic-properties draw:fill="solid" draw:fill-color="#eeeeee" draw:fill-image-width="0cm" draw:fill-image-height="0cm"/>
      <style:paragraph-properties style:page-number="auto" fo:background-color="#eeeeee" style:writing-mode="lr-tb"/>
      <style:text-properties fo:color="#000000" style:font-name="Cantarell" fo:font-family="Cantarell" style:font-pitch="variable"/>
    </style:style>
    <style:style style:name="Title" style:family="paragraph" style:parent-style-name="Heading" style:class="chapter">
      <style:paragraph-properties style:writing-mode="lr-tb"/>
      <style:text-properties fo:color="#808080" style:font-name="Cantarell1" fo:font-family="Cantarell" style:font-style-name="Bold" style:font-pitch="variable" fo:letter-spacing="0.035cm" fo:font-weight="bold"/>
    </style:style>
    <style:style style:name="Numbering_20_1" style:display-name="Numbering 1" style:family="paragraph" style:parent-style-name="List" style:class="list"/>
    <style:style style:name="List_20_1" style:display-name="List 1" style:family="paragraph" style:parent-style-name="List" style:class="list">
      <style:paragraph-properties style:writing-mode="lr-tb"/>
    </style:style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Indent" style:display-name="List Indent" style:family="paragraph" style:parent-style-name="Text_20_body" style:class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7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8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0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2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9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width="1.499cm"/>
      </text:outline-level-style>
      <text:outline-level-style text:level="2" text:style-name="WW8Num1z0" style:num-format="1" text:display-levels="2">
        <style:list-level-properties text:space-before="1.499cm" text:min-label-width="1.752cm"/>
      </text:outline-level-style>
      <text:outline-level-style text:level="3" style:num-format="1" text:display-levels="3">
        <style:list-level-properties text:space-before="3.251cm" text:min-label-width="1.75cm"/>
      </text:outline-level-style>
      <text:outline-level-style text:level="4" style:num-format="1" text:display-levels="4">
        <style:list-level-properties text:space-before="5.001cm" text:min-label-width="2cm"/>
      </text:outline-level-style>
      <text:outline-level-style text:level="5" style:num-format="1" text:display-levels="5">
        <style:list-level-properties text:space-before="7.001cm" text:min-label-width="2.501cm"/>
      </text:outline-level-style>
      <text:outline-level-style text:level="6" style:num-format="1" text:display-levels="6">
        <style:list-level-properties text:min-label-width="2.03cm"/>
      </text:outline-level-style>
      <text:outline-level-style text:level="7" style:num-format="1" text:display-levels="7">
        <style:list-level-properties text:min-label-width="2.29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suffix="." style:num-format="1">
        <style:list-level-properties text:min-label-width="1.499cm"/>
      </text:list-level-style-number>
      <text:list-level-style-number text:level="2" text:style-name="WW8Num1z0" style:num-format="1" text:display-levels="2">
        <style:list-level-properties text:space-before="1.499cm" text:min-label-width="1.752cm"/>
      </text:list-level-style-number>
      <text:list-level-style-number text:level="3" style:num-format="1" text:display-levels="3">
        <style:list-level-properties text:space-before="3.251cm" text:min-label-width="1.75cm"/>
      </text:list-level-style-number>
      <text:list-level-style-number text:level="4" style:num-format="1" text:display-levels="4">
        <style:list-level-properties text:space-before="5.001cm" text:min-label-width="2cm"/>
      </text:list-level-style-number>
      <text:list-level-style-number text:level="5" style:num-format="1" text:display-levels="5">
        <style:list-level-properties text:space-before="7.001cm" text:min-label-width="2.501cm"/>
      </text:list-level-style-number>
      <text:list-level-style-number text:level="6" style:num-format="1" text:display-levels="6">
        <style:list-level-properties text:min-label-width="2.03cm"/>
      </text:list-level-style-number>
      <text:list-level-style-number text:level="7" style:num-format="1" text:display-levels="7">
        <style:list-level-properties text:min-label-width="2.29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MP3" style:family="paragraph" style:parent-style-name="Standard">
      <style:text-properties fo:language="en" fo:country="US"/>
    </style:style>
    <style:style style:name="MP4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5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6" style:family="paragraph" style:parent-style-name="Header">
      <style:paragraph-properties fo:text-align="end" style:justify-single-word="false"/>
    </style:style>
    <style:style style:name="MP7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MP8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MP9" style:family="paragraph" style:parent-style-name="Title">
      <style:text-properties fo:language="en" fo:country="US"/>
    </style:style>
    <style:style style:name="MT1" style:family="text">
      <style:text-properties style:font-name="FreeSans"/>
    </style:style>
    <style:style style:name="M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5.399cm, 2.799cm, 6.481cm, 2.79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01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199cm" fo:margin-bottom="1.63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37cm" fo:margin-left="0cm" fo:margin-right="0cm" fo:margin-top="0.27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4.111cm" svg:y="-0.587cm" svg:width="2.379cm" svg:height="3.62cm" draw:z-index="2"><draw:image xlink:href="Pictures/1000000000000672000004FBBF955CF1D5EEB403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MP2"/>
        <text:p text:style-name="MP3">Page <text:page-number text:select-page="current">4</text:page-number></text:p>
      </style:footer>
    </style:master-page>
    <style:master-page style:name="Convert_20_1" style:display-name="Convert 1" style:page-layout-name="Mpm2">
      <style:header>
        <text:p text:style-name="MP4"><draw:frame draw:style-name="Mfr1" draw:name="graphics2" text:anchor-type="paragraph" svg:x="14.111cm" svg:y="-0.587cm" svg:width="2.379cm" svg:height="3.62cm" draw:z-index="0"><draw:image xlink:href="Pictures/1000000000000672000004FBBF955CF1D5EEB403.jpg" xlink:type="simple" xlink:show="embed" xlink:actuate="onLoad"/></draw:frame></text:p>
        <text:p text:style-name="MP4"/>
        <text:p text:style-name="MP4"/>
        <text:p text:style-name="MP4"/>
        <text:p text:style-name="MP4"/>
        <text:p text:style-name="MP4"/>
        <text:p text:style-name="MP4"/>
      </style:header>
      <style:footer>
        <text:p text:style-name="MP5"><text:span text:style-name="MT1">Page </text:span><text:span text:style-name="MT1"><text:page-number text:select-page="current">0</text:page-number></text:span></text:p>
      </style:footer>
    </style:master-page>
    <style:master-page style:name="Convert_20_2" style:display-name="Convert 2" style:page-layout-name="Mpm2">
      <style:header>
        <text:p text:style-name="MP6"><text:span text:style-name="Page_20_Number"><text:span text:style-name="MT2">Page </text:span></text:span><text:span text:style-name="Page_20_Number"><text:span text:style-name="MT2"><text:page-number text:select-page="current">0</text:page-number></text:span></text:span></text:p>
        <text:p text:style-name="MP4"/>
        <text:p text:style-name="MP4"/>
      </style:header>
      <style:footer>
        <text:p text:style-name="MP7"/>
        <text:p text:style-name="MP7"/>
        <text:p text:style-name="MP8"/>
      </style:footer>
    </style:master-page>
    <style:master-page style:name="First_20_Page" style:display-name="First Page" style:page-layout-name="Mpm3" style:next-style-name="Standard">
      <style:header>
        <text:p text:style-name="MP1"><draw:frame draw:style-name="Mfr2" draw:name="graphics3" text:anchor-type="paragraph" svg:x="7.364cm" svg:y="-0.9cm" svg:width="9.61cm" svg:height="4.08cm" draw:z-index="3"><draw:image xlink:href="Pictures/1000000000000672000004FBBF955CF1D5EEB403.jpg" xlink:type="simple" xlink:show="embed" xlink:actuate="onLoad"/></draw:frame></text:p>
        <text:p text:style-name="MP1"/>
        <text:p text:style-name="MP1"/>
        <text:p text:style-name="MP9">Project Pitch Document</text:p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title>MOU Template</dc:title>
    <meta:creation-date>2017-03-06T00:09:30.991933919</meta:creation-date>
    <dc:language>en-ZA</dc:language>
    <meta:editing-cycles>42</meta:editing-cycles>
    <meta:editing-duration>P1DT5H18M50S</meta:editing-duration>
    <meta:initial-creator>Tarek Loubani</meta:initial-creator>
    <dc:date>2017-06-06T17:42:15.884622788</dc:date>
    <dc:creator>Tarek Loubani</dc:creator>
    <meta:document-statistic meta:table-count="0" meta:image-count="3" meta:object-count="0" meta:page-count="4" meta:paragraph-count="56" meta:word-count="440" meta:character-count="2712" meta:non-whitespace-character-count="2340"/>
    <meta:user-defined meta:name="Info 1"/>
    <meta:user-defined meta:name="Info 2"/>
    <meta:user-defined meta:name="Info 3"/>
    <meta:user-defined meta:name="Info 4"/>
  </office:meta>
</office:document-meta>
</file>